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 fo:margin-bottom="0in" fo:line-height="100%"/>
    </style:style>
    <style:style style:name="T2" style:parent-style-name="DefaultParagraphFont" style:family="text">
      <style:text-properties style:font-name="Georgia" style:font-name-complex="Georgia" fo:font-weight="bold" style:font-weight-asian="bold" style:font-weight-complex="bold" fo:color="#000000" fo:font-size="18pt" style:font-size-asian="18pt" style:font-size-complex="18pt"/>
    </style:style>
    <style:style style:name="P3" style:parent-style-name="Normal" style:family="paragraph">
      <style:paragraph-properties style:text-autospace="none" fo:text-align="center" fo:margin-bottom="0in" fo:line-height="100%"/>
      <style:text-properties style:font-name="Georgia" style:font-name-complex="Georgia" fo:font-weight="bold" style:font-weight-asian="bold" style:font-weight-complex="bold" fo:color="#000000" fo:font-size="18pt" style:font-size-asian="18pt" style:font-size-complex="18pt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6" style:parent-style-name="Normal" style:family="paragraph">
      <style:paragraph-properties style:text-autospace="none" fo:margin-bottom="0in" fo:line-height="100%"/>
    </style:style>
    <style:style style:name="T7" style:parent-style-name="DefaultParagraphFont" style:family="text">
      <style:text-properties style:font-name="Wingdings" style:font-name-complex="Wingdings" fo:color="#000000" fo:font-size="14pt" style:font-size-asian="14pt" style:font-size-complex="14pt"/>
    </style:style>
    <style:style style:name="T8" style:parent-style-name="DefaultParagraphFont" style:family="text">
      <style:text-properties style:font-name="Wingdings" style:font-name-complex="Wingdings" fo:color="#000000" fo:font-size="14pt" style:font-size-asian="14pt" style:font-size-complex="14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0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4pt" style:font-size-asian="14pt" style:font-size-complex="14pt"/>
    </style:style>
    <style:style style:name="P11" style:parent-style-name="Normal" style:family="paragraph">
      <style:paragraph-properties style:text-autospace="none" fo:margin-bottom="0.0312in" fo:line-height="100%"/>
    </style:style>
    <style:style style:name="T1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3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16" style:parent-style-name="Normal" style:family="paragraph">
      <style:paragraph-properties style:text-autospace="none" fo:margin-bottom="0.0312in" fo:line-height="100%"/>
    </style:style>
    <style:style style:name="T1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8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3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4" style:parent-style-name="DefaultParagraphFont" style:family="text">
      <style:text-properties style:font-name="Arial" style:font-name-complex="Arial" fo:color="#000000"/>
    </style:style>
    <style:style style:name="P25" style:parent-style-name="Normal" style:family="paragraph">
      <style:paragraph-properties style:text-autospace="none" fo:margin-bottom="0in" fo:line-height="100%"/>
      <style:text-properties style:font-name="Arial" style:font-name-complex="Arial" fo:color="#000000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DefaultParagraphFont" style:family="text">
      <style:text-properties style:font-name="Arial" style:font-name-complex="Arial" fo:color="#000000"/>
    </style:style>
    <style:style style:name="T28" style:parent-style-name="DefaultParagraphFont" style:family="text">
      <style:text-properties style:font-name="Arial" style:font-name-complex="Arial" fo:color="#0000FF"/>
    </style:style>
    <style:style style:name="T29" style:parent-style-name="DefaultParagraphFont" style:family="text">
      <style:text-properties style:font-name="Arial" style:font-name-complex="Arial" fo:color="#0000FF"/>
    </style:style>
    <style:style style:name="P30" style:parent-style-name="Normal" style:family="paragraph">
      <style:paragraph-properties style:text-autospace="none" fo:margin-bottom="0.0361in" fo:line-height="100%"/>
    </style:style>
    <style:style style:name="T3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3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Wingdings" style:font-name-complex="Wingdings" fo:color="#000000"/>
    </style:style>
    <style:style style:name="T36" style:parent-style-name="DefaultParagraphFont" style:family="text">
      <style:text-properties style:font-name="Wingdings" style:font-name-complex="Wingdings" fo:color="#000000"/>
    </style:style>
    <style:style style:name="T37" style:parent-style-name="DefaultParagraphFont" style:family="text">
      <style:text-properties style:font-name="Arial" style:font-name-complex="Arial" fo:color="#000000"/>
    </style:style>
    <style:style style:name="P38" style:parent-style-name="Normal" style:family="paragraph">
      <style:paragraph-properties style:text-autospace="none" fo:margin-bottom="0in" fo:line-height="100%"/>
      <style:text-properties style:font-name="Arial" style:font-name-complex="Arial" fo:color="#000000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DefaultParagraphFont" style:family="text">
      <style:text-properties style:font-name="Arial" style:font-name-complex="Arial" fo:color="#000000"/>
    </style:style>
    <style:style style:name="T41" style:parent-style-name="DefaultParagraphFont" style:family="text">
      <style:text-properties style:font-name="Arial" style:font-name-complex="Arial" fo:color="#000000"/>
    </style:style>
    <style:style style:name="T42" style:parent-style-name="DefaultParagraphFont" style:family="text">
      <style:text-properties style:font-name="Arial" style:font-name-complex="Arial" fo:color="#0000FF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DefaultParagraphFont" style:family="text">
      <style:text-properties style:font-name="Wingdings" style:font-name-complex="Wingdings" fo:color="#000000"/>
    </style:style>
    <style:style style:name="T45" style:parent-style-name="DefaultParagraphFont" style:family="text">
      <style:text-properties style:font-name="Wingdings" style:font-name-complex="Wingdings" fo:color="#000000"/>
    </style:style>
    <style:style style:name="T46" style:parent-style-name="DefaultParagraphFont" style:family="text">
      <style:text-properties style:font-name="Arial" style:font-name-complex="Arial" fo:color="#000000"/>
    </style:style>
    <style:style style:name="P47" style:parent-style-name="Normal" style:family="paragraph">
      <style:paragraph-properties style:text-autospace="none" fo:margin-bottom="0in" fo:line-height="100%"/>
      <style:text-properties style:font-name="Arial" style:font-name-complex="Arial" fo:color="#000000"/>
    </style:style>
    <style:style style:name="P48" style:parent-style-name="Normal" style:family="paragraph">
      <style:paragraph-properties style:text-autospace="none" fo:margin-bottom="0in" fo:line-height="100%"/>
    </style:style>
    <style:style style:name="T49" style:parent-style-name="DefaultParagraphFont" style:family="text">
      <style:text-properties style:font-name="Arial" style:font-name-complex="Arial" fo:color="#000000"/>
    </style:style>
    <style:style style:name="T50" style:parent-style-name="DefaultParagraphFont" style:family="text">
      <style:text-properties style:font-name="Arial" style:font-name-complex="Arial" fo:color="#0000FF"/>
    </style:style>
    <style:style style:name="T51" style:parent-style-name="DefaultParagraphFont" style:family="text">
      <style:text-properties style:font-name="Arial" style:font-name-complex="Arial" fo:color="#0000FF"/>
    </style:style>
    <style:style style:name="T52" style:parent-style-name="DefaultParagraphFont" style:family="text">
      <style:text-properties style:font-name="Arial" style:font-name-complex="Arial" fo:color="#0000FF"/>
    </style:style>
    <style:style style:name="T53" style:parent-style-name="DefaultParagraphFont" style:family="text">
      <style:text-properties style:font-name="Arial" style:font-name-complex="Arial" fo:color="#0000FF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Wingdings" style:font-name-complex="Wingdings" fo:color="#000000"/>
    </style:style>
    <style:style style:name="T56" style:parent-style-name="DefaultParagraphFont" style:family="text">
      <style:text-properties style:font-name="Wingdings" style:font-name-complex="Wingdings" fo:color="#000000"/>
    </style:style>
    <style:style style:name="T57" style:parent-style-name="DefaultParagraphFont" style:family="text">
      <style:text-properties style:font-name="Arial" style:font-name-complex="Arial" fo:color="#000000"/>
    </style:style>
    <style:style style:name="P58" style:parent-style-name="Normal" style:family="paragraph">
      <style:paragraph-properties style:text-autospace="none" fo:margin-bottom="0in" fo:line-height="100%"/>
      <style:text-properties style:font-name="Arial" style:font-name-complex="Arial" fo:color="#000000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DefaultParagraphFont" style:family="text">
      <style:text-properties style:font-name="Arial" style:font-name-complex="Arial" fo:color="#000000"/>
    </style:style>
    <style:style style:name="T61" style:parent-style-name="DefaultParagraphFont" style:family="text">
      <style:text-properties style:font-name="Arial" style:font-name-complex="Arial" fo:color="#0000FF"/>
    </style:style>
    <style:style style:name="T62" style:parent-style-name="DefaultParagraphFont" style:family="text">
      <style:text-properties style:font-name="Arial" style:font-name-complex="Arial" fo:color="#0000FF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DefaultParagraphFont" style:family="text">
      <style:text-properties style:font-name="Wingdings" style:font-name-complex="Wingdings" fo:color="#000000"/>
    </style:style>
    <style:style style:name="T65" style:parent-style-name="DefaultParagraphFont" style:family="text">
      <style:text-properties style:font-name="Wingdings" style:font-name-complex="Wingdings" fo:color="#000000"/>
    </style:style>
    <style:style style:name="T66" style:parent-style-name="DefaultParagraphFont" style:family="text">
      <style:text-properties style:font-name="Arial" style:font-name-complex="Arial" fo:color="#000000"/>
    </style:style>
    <style:style style:name="P67" style:parent-style-name="Normal" style:family="paragraph">
      <style:paragraph-properties style:text-autospace="none" fo:margin-bottom="0in" fo:line-height="100%"/>
      <style:text-properties style:font-name="Arial" style:font-name-complex="Arial" fo:color="#000000"/>
    </style:style>
    <style:style style:name="P68" style:parent-style-name="Normal" style:family="paragraph">
      <style:paragraph-properties style:text-autospace="none" fo:margin-bottom="0in" fo:line-height="100%"/>
    </style:style>
    <style:style style:name="T69" style:parent-style-name="DefaultParagraphFont" style:family="text">
      <style:text-properties style:font-name="Arial" style:font-name-complex="Arial" fo:color="#000000"/>
    </style:style>
    <style:style style:name="T70" style:parent-style-name="DefaultParagraphFont" style:family="text">
      <style:text-properties style:font-name="Arial" style:font-name-complex="Arial" fo:color="#0000FF"/>
    </style:style>
    <style:style style:name="T71" style:parent-style-name="DefaultParagraphFont" style:family="text">
      <style:text-properties style:font-name="Arial" style:font-name-complex="Arial" fo:color="#0000FF"/>
    </style:style>
    <style:style style:name="P72" style:parent-style-name="Normal" style:family="paragraph">
      <style:paragraph-properties style:text-autospace="none" fo:margin-bottom="0in" fo:line-height="100%"/>
      <style:text-properties style:font-name="Arial" style:font-name-complex="Arial" fo:color="#0000FF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75" style:parent-style-name="Normal" style:family="paragraph">
      <style:paragraph-properties style:text-autospace="none" fo:margin-bottom="0.0319in" fo:line-height="100%"/>
    </style:style>
    <style:style style:name="T7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7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78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79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80" style:parent-style-name="Normal" style:family="paragraph">
      <style:paragraph-properties style:text-autospace="none" fo:margin-bottom="0.0319in" fo:line-height="100%"/>
    </style:style>
    <style:style style:name="T8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8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83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84" style:parent-style-name="Normal" style:family="paragraph">
      <style:paragraph-properties style:text-autospace="none" fo:margin-bottom="0.0319in" fo:line-height="100%"/>
    </style:style>
    <style:style style:name="T8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8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font-size="11.5pt" style:font-size-asian="11.5pt" style:font-size-complex="11.5pt" fo:background-color="#FFFFFF"/>
    </style:style>
    <style:style style:name="T8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89" style:parent-style-name="Normal" style:family="paragraph">
      <style:paragraph-properties style:text-autospace="none" fo:margin-bottom="0.0319in" fo:line-height="100%"/>
    </style:style>
    <style:style style:name="T9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9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92" style:parent-style-name="DefaultParagraphFont" style:family="text">
      <style:text-properties style:font-name="Arial" style:font-name-complex="Arial" fo:font-weight="bold" style:font-weight-asian="bold" style:font-weight-complex="bold" fo:background-color="#FFFFFF"/>
    </style:style>
    <style:style style:name="T93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94" style:parent-style-name="Normal" style:family="paragraph">
      <style:paragraph-properties style:text-autospace="none" fo:margin-bottom="0.0319in" fo:line-height="100%"/>
    </style:style>
    <style:style style:name="T9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9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97" style:parent-style-name="DefaultParagraphFont" style:family="text">
      <style:text-properties style:font-name="Arial" style:font-name-complex="Arial" fo:font-weight="bold" style:font-weight-asian="bold" style:font-weight-complex="bold" fo:background-color="#FFFFFF"/>
    </style:style>
    <style:style style:name="T9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0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 fo:background-color="#FFFFFF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0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0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T109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10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3" style:parent-style-name="Normal" style:family="paragraph">
      <style:paragraph-properties style:text-autospace="none" fo:margin-bottom="0.043in" fo:line-height="100%"/>
    </style:style>
    <style:style style:name="T114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1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16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7" style:parent-style-name="Normal" style:family="paragraph">
      <style:paragraph-properties style:text-autospace="none" fo:margin-bottom="0.043in" fo:line-height="100%"/>
    </style:style>
    <style:style style:name="T118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19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20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21" style:parent-style-name="Normal" style:family="paragraph">
      <style:paragraph-properties style:text-autospace="none" fo:margin-bottom="0.043in" fo:line-height="100%"/>
    </style:style>
    <style:style style:name="T12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23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24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25" style:parent-style-name="Normal" style:family="paragraph">
      <style:paragraph-properties style:text-autospace="none" fo:margin-bottom="0.043in" fo:line-height="100%"/>
    </style:style>
    <style:style style:name="T12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2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2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29" style:parent-style-name="Normal" style:family="paragraph">
      <style:paragraph-properties style:text-autospace="none" fo:margin-bottom="0.043in" fo:line-height="100%"/>
    </style:style>
    <style:style style:name="T13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3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32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33" style:parent-style-name="Normal" style:family="paragraph">
      <style:paragraph-properties style:text-autospace="none" fo:margin-bottom="0in" fo:line-height="100%"/>
    </style:style>
    <style:style style:name="T134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3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36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37" style:parent-style-name="Normal" style:family="paragraph">
      <style:paragraph-properties style:text-autospace="none" fo:margin-bottom="0in" fo:line-height="100%"/>
      <style:text-properties style:font-name="Arial" style:font-name-complex="Arial" style:font-weight-complex="bold" fo:color="#000000" fo:font-size="11.5pt" style:font-size-asian="11.5pt" style:font-size-complex="11.5pt"/>
    </style:style>
    <style:style style:name="P138" style:parent-style-name="Normal" style:family="paragraph">
      <style:paragraph-properties style:text-autospace="none" fo:margin-bottom="0in" fo:line-height="100%"/>
      <style:text-properties style:font-name="Arial" style:font-name-complex="Arial" style:font-weight-complex="bold" fo:color="#000000" fo:font-size="11.5pt" style:font-size-asian="11.5pt" style:font-size-complex="11.5pt"/>
    </style:style>
    <style:style style:name="P139" style:parent-style-name="Normal" style:family="paragraph">
      <style:paragraph-properties style:text-autospace="none" fo:margin-bottom="0in" fo:line-height="100%"/>
      <style:text-properties style:font-name="Arial" style:font-name-complex="Arial" style:font-weight-complex="bold" fo:color="#000000" fo:font-size="11.5pt" style:font-size-asian="11.5pt" style:font-size-complex="11.5pt"/>
    </style:style>
    <style:style style:name="P140" style:parent-style-name="Normal" style:family="paragraph">
      <style:paragraph-properties style:text-autospace="none" fo:margin-bottom="0in" fo:line-height="100%"/>
      <style:text-properties style:font-name="Arial" style:font-name-complex="Arial" style:font-weight-complex="bold" fo:color="#000000" fo:font-size="11.5pt" style:font-size-asian="11.5pt" style:font-size-complex="11.5pt"/>
    </style:style>
    <style:style style:name="P141" style:parent-style-name="Normal" style:family="paragraph">
      <style:paragraph-properties style:text-autospace="none" fo:margin-bottom="0in" fo:line-height="100%"/>
      <style:text-properties style:font-name="Arial" style:font-name-complex="Arial" style:font-weight-complex="bold" fo:color="#000000" fo:font-size="11.5pt" style:font-size-asian="11.5pt" style:font-size-complex="11.5pt"/>
    </style:style>
    <style:style style:name="P142" style:parent-style-name="Normal" style:family="paragraph">
      <style:paragraph-properties style:text-autospace="none" fo:margin-bottom="0in" fo:line-height="100%"/>
      <style:text-properties style:font-name="Arial" style:font-name-complex="Arial" style:font-weight-complex="bold" fo:color="#000000" fo:font-size="11.5pt" style:font-size-asian="11.5pt" style:font-size-complex="11.5pt"/>
    </style:style>
    <style:style style:name="P14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4pt" style:font-size-asian="14pt" style:font-size-complex="14pt"/>
    </style:style>
    <style:style style:name="P144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47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48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4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50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5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52" style:parent-style-name="Normal" style:family="paragraph">
      <style:paragraph-properties style:text-autospace="none" fo:margin-bottom="0in" fo:line-height="100%"/>
    </style:style>
    <style:style style:name="T153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54" style:parent-style-name="Normal" style:family="paragraph">
      <style:paragraph-properties style:text-autospace="none" fo:margin-bottom="0in" fo:line-height="100%"/>
    </style:style>
    <style:style style:name="T15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5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57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58" style:parent-style-name="Normal" style:family="paragraph">
      <style:paragraph-properties style:text-autospace="none" fo:margin-bottom="0.0312in" fo:line-height="100%"/>
    </style:style>
    <style:style style:name="T159" style:parent-style-name="DefaultParagraphFont" style:family="text">
      <style:text-properties style:font-name="Wingdings" style:font-name-complex="Wingdings" fo:color="#000000" fo:font-size="14pt" style:font-size-asian="14pt" style:font-size-complex="14pt"/>
    </style:style>
    <style:style style:name="T160" style:parent-style-name="DefaultParagraphFont" style:family="text">
      <style:text-properties style:font-name="Wingdings" style:font-name-complex="Wingdings" fo:color="#000000" fo:font-size="14pt" style:font-size-asian="14pt" style:font-size-complex="14pt"/>
    </style:style>
    <style:style style:name="T161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62" style:parent-style-name="Normal" style:family="paragraph">
      <style:paragraph-properties style:text-autospace="none" fo:margin-bottom="0in" fo:line-height="100%"/>
    </style:style>
    <style:style style:name="T163" style:parent-style-name="DefaultParagraphFont" style:family="text">
      <style:text-properties style:font-name="Wingdings" style:font-name-complex="Wingdings" fo:color="#000000" fo:font-size="14pt" style:font-size-asian="14pt" style:font-size-complex="14pt"/>
    </style:style>
    <style:style style:name="T164" style:parent-style-name="DefaultParagraphFont" style:family="text">
      <style:text-properties style:font-name="Wingdings" style:font-name-complex="Wingdings" fo:color="#000000" fo:font-size="14pt" style:font-size-asian="14pt" style:font-size-complex="14pt"/>
    </style:style>
    <style:style style:name="T165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68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69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T170" style:parent-style-name="DefaultParagraphFont" style:family="text">
      <style:text-properties style:font-name="Arial" style:font-name-complex="Arial" fo:font-weight="bold" style:font-weight-asian="bold" style:font-weight-complex="bold" fo:color="#0000FF" fo:font-size="11.5pt" style:font-size-asian="11.5pt" style:font-size-complex="11.5pt"/>
    </style:style>
    <style:style style:name="P171" style:parent-style-name="Normal" style:family="paragraph">
      <style:paragraph-properties style:text-autospace="none" fo:margin-bottom="0in" fo:line-height="100%"/>
      <style:text-properties style:font-name="Arial" style:font-name-complex="Arial" fo:color="#0000FF" fo:font-size="11.5pt" style:font-size-asian="11.5pt" style:font-size-complex="11.5pt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7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77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78" style:parent-style-name="Normal" style:family="paragraph">
      <style:paragraph-properties style:text-autospace="none" fo:margin-bottom="0.0513in" fo:line-height="100%"/>
      <style:text-properties style:font-name="Arial" style:font-name-complex="Arial" fo:color="#000000" fo:font-size="11.5pt" style:font-size-asian="11.5pt" style:font-size-complex="11.5pt"/>
    </style:style>
    <style:style style:name="P179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80" style:parent-style-name="Normal" style:family="paragraph">
      <style:paragraph-properties style:text-autospace="none" fo:margin-bottom="0in" fo:line-height="100%"/>
    </style:style>
    <style:style style:name="T18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8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83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84" style:parent-style-name="Normal" style:family="paragraph">
      <style:paragraph-properties style:text-autospace="none" fo:margin-bottom="0.052in" fo:line-height="100%"/>
      <style:text-properties style:font-name="Arial" style:font-name-complex="Arial" fo:color="#000000" fo:font-size="11.5pt" style:font-size-asian="11.5pt" style:font-size-complex="11.5pt"/>
    </style:style>
    <style:style style:name="P185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86" style:parent-style-name="Normal" style:family="paragraph">
      <style:paragraph-properties style:text-autospace="none" fo:margin-bottom="0in" fo:line-height="100%"/>
    </style:style>
    <style:style style:name="T18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88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89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90" style:parent-style-name="Normal" style:family="paragraph">
      <style:paragraph-properties style:text-autospace="none" fo:margin-bottom="0.0513in" fo:line-height="100%"/>
      <style:text-properties style:font-name="Arial" style:font-name-complex="Arial" fo:color="#000000" fo:font-size="11.5pt" style:font-size-asian="11.5pt" style:font-size-complex="11.5pt"/>
    </style:style>
    <style:style style:name="P19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9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193" style:parent-style-name="Normal" style:family="paragraph">
      <style:paragraph-properties style:text-autospace="none" fo:margin-bottom="0in" fo:line-height="100%"/>
    </style:style>
    <style:style style:name="T194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95" style:parent-style-name="Normal" style:family="paragraph">
      <style:paragraph-properties style:text-autospace="none" fo:margin-bottom="0.0319in" fo:line-height="100%"/>
    </style:style>
    <style:style style:name="T19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9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198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199" style:parent-style-name="Normal" style:family="paragraph">
      <style:paragraph-properties style:text-autospace="none" fo:margin-bottom="0in" fo:line-height="100%"/>
    </style:style>
    <style:style style:name="T20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0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02" style:parent-style-name="DefaultParagraphFont" style:family="text">
      <style:text-properties style:font-name="Arial" style:font-name-complex="Arial" fo:font-weight="bold" style:font-weight-asian="bold" style:font-weight-complex="bold" fo:color="#000000" fo:font-size="11.5pt" style:font-size-asian="11.5pt" style:font-size-complex="11.5pt"/>
    </style:style>
    <style:style style:name="P20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204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05" style:parent-style-name="Normal" style:family="paragraph">
      <style:paragraph-properties style:text-autospace="none" fo:margin-bottom="0.0354in" fo:line-height="100%"/>
    </style:style>
    <style:style style:name="T20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0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0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09" style:parent-style-name="Normal" style:family="paragraph">
      <style:paragraph-properties style:text-autospace="none" fo:margin-bottom="0.0354in" fo:line-height="100%"/>
    </style:style>
    <style:style style:name="T21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1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12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13" style:parent-style-name="Normal" style:family="paragraph">
      <style:paragraph-properties style:text-autospace="none" fo:margin-bottom="0.0354in" fo:line-height="100%"/>
    </style:style>
    <style:style style:name="T214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1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16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17" style:parent-style-name="Normal" style:family="paragraph">
      <style:paragraph-properties style:text-autospace="none" fo:margin-bottom="0in" fo:line-height="100%"/>
    </style:style>
    <style:style style:name="T218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19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20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21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222" style:parent-style-name="Normal" style:family="paragraph">
      <style:paragraph-properties style:text-autospace="none" fo:margin-bottom="0in" fo:line-height="100%"/>
    </style:style>
    <style:style style:name="T223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24" style:parent-style-name="Normal" style:family="paragraph">
      <style:paragraph-properties style:text-autospace="none" fo:margin-bottom="0.0319in" fo:line-height="100%"/>
    </style:style>
    <style:style style:name="T22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2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27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28" style:parent-style-name="Normal" style:family="paragraph">
      <style:paragraph-properties style:text-autospace="none" fo:margin-bottom="0in" fo:line-height="100%"/>
    </style:style>
    <style:style style:name="T229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3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31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32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233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34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35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36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37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38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39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0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1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2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3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4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5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46" style:parent-style-name="Normal" style:family="paragraph">
      <style:paragraph-properties style:text-autospace="none" fo:margin-bottom="0.0354in" fo:line-height="100%"/>
    </style:style>
    <style:style style:name="T24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P248" style:parent-style-name="Normal" style:family="paragraph">
      <style:paragraph-properties style:text-autospace="none" fo:margin-bottom="0.0354in" fo:line-height="100%"/>
      <style:text-properties style:font-name="Wingdings" style:font-name-complex="Wingdings" fo:color="#000000" fo:font-size="11.5pt" style:font-size-asian="11.5pt" style:font-size-complex="11.5pt"/>
    </style:style>
    <style:style style:name="P249" style:parent-style-name="Normal" style:family="paragraph">
      <style:paragraph-properties style:text-autospace="none" fo:margin-bottom="0.0354in" fo:line-height="100%"/>
    </style:style>
    <style:style style:name="T25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P251" style:parent-style-name="Normal" style:family="paragraph">
      <style:paragraph-properties style:text-autospace="none" fo:margin-bottom="0.0354in" fo:line-height="100%"/>
      <style:text-properties style:font-name="Wingdings" style:font-name-complex="Wingdings" fo:color="#000000" fo:font-size="11.5pt" style:font-size-asian="11.5pt" style:font-size-complex="11.5pt" fo:language="en" fo:country="IN"/>
    </style:style>
    <style:style style:name="P252" style:parent-style-name="Normal" style:family="paragraph">
      <style:paragraph-properties style:text-autospace="none" fo:margin-bottom="0.0354in" fo:line-height="100%"/>
    </style:style>
    <style:style style:name="T253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P254" style:parent-style-name="Normal" style:family="paragraph">
      <style:paragraph-properties style:text-autospace="none" fo:margin-bottom="0.0354in" fo:line-height="100%"/>
      <style:text-properties style:font-name="Wingdings" style:font-name-complex="Wingdings" fo:color="#000000" fo:font-size="11.5pt" style:font-size-asian="11.5pt" style:font-size-complex="11.5pt"/>
    </style:style>
    <style:style style:name="P255" style:parent-style-name="Normal" style:family="paragraph">
      <style:paragraph-properties style:text-autospace="none" fo:margin-bottom="0.0354in" fo:line-height="100%"/>
      <style:text-properties style:font-name="Wingdings" style:font-name-complex="Wingdings" fo:color="#000000" fo:font-size="11.5pt" style:font-size-asian="11.5pt" style:font-size-complex="11.5pt"/>
    </style:style>
    <style:style style:name="P256" style:parent-style-name="Normal" style:family="paragraph">
      <style:paragraph-properties style:text-autospace="none" fo:margin-bottom="0.0354in" fo:line-height="100%"/>
      <style:text-properties style:font-name="Wingdings" style:font-name-complex="Wingdings" fo:color="#000000" fo:font-size="11.5pt" style:font-size-asian="11.5pt" style:font-size-complex="11.5pt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259" style:parent-style-name="DefaultParagraphFont" style:family="text">
      <style:text-properties style:font-name="Arial" style:font-name-complex="Arial" fo:color="#000000" fo:font-size="16pt" style:font-size-asian="16pt" style:font-size-complex="16pt"/>
    </style:style>
    <style:style style:name="T260" style:parent-style-name="DefaultParagraphFont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261" style:parent-style-name="Normal" style:family="paragraph">
      <style:paragraph-properties style:text-autospace="none" fo:margin-bottom="0.0354in" fo:line-height="100%"/>
    </style:style>
    <style:style style:name="T262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63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64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65" style:parent-style-name="Normal" style:family="paragraph">
      <style:paragraph-properties style:text-autospace="none" fo:margin-bottom="0.0354in" fo:line-height="100%"/>
    </style:style>
    <style:style style:name="T26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6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6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69" style:parent-style-name="Normal" style:family="paragraph">
      <style:paragraph-properties style:text-autospace="none" fo:margin-bottom="0in" fo:line-height="100%"/>
    </style:style>
    <style:style style:name="T27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7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72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73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1.5pt" style:font-size-asian="11.5pt" style:font-size-complex="11.5pt"/>
    </style:style>
    <style:style style:name="P274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6pt" style:font-size-asian="16pt" style:font-size-complex="16pt"/>
    </style:style>
    <style:style style:name="P275" style:parent-style-name="Normal" style:family="paragraph">
      <style:paragraph-properties style:text-autospace="none" fo:margin-bottom="0.0354in" fo:line-height="100%"/>
    </style:style>
    <style:style style:name="T276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77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78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79" style:parent-style-name="Normal" style:family="paragraph">
      <style:paragraph-properties style:text-autospace="none" fo:margin-bottom="0.0354in" fo:line-height="100%"/>
    </style:style>
    <style:style style:name="T280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81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82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83" style:parent-style-name="Normal" style:family="paragraph">
      <style:paragraph-properties style:text-autospace="none" fo:margin-bottom="0in" fo:line-height="100%"/>
    </style:style>
    <style:style style:name="T284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85" style:parent-style-name="DefaultParagraphFont" style:family="text">
      <style:text-properties style:font-name="Wingdings" style:font-name-complex="Wingdings" fo:color="#000000" fo:font-size="11.5pt" style:font-size-asian="11.5pt" style:font-size-complex="11.5pt"/>
    </style:style>
    <style:style style:name="T286" style:parent-style-name="DefaultParagraphFont" style:family="text">
      <style:text-properties style:font-name="Arial" style:font-name-complex="Arial" fo:color="#000000" fo:font-size="11.5pt" style:font-size-asian="11.5pt" style:font-size-complex="11.5pt"/>
    </style:style>
    <style:style style:name="P287" style:parent-style-name="Normal" style:family="paragraph">
      <style:text-properties fo:language="en" fo:country="IN"/>
    </style:style>
    <style:style style:name="P288" style:parent-style-name="Normal" style:family="paragraph">
      <style:text-properties fo:language="en" fo:country="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roject Documentation</text:span></text:p>
      <text:p text:style-name="P3">FitFlex : Your Personal Fitness Companion</text:p>
      <text:p text:style-name="P4"><text:span text:style-name="T5">1.Introduction<text:s/></text:span></text:p>
      <text:p text:style-name="P6"><text:span text:style-name="T7"></text:span><text:span text:style-name="T8"></text:span><text:span text:style-name="T9">Project Title: FitFlex : Your Personal Fitness Companion</text:span></text:p>
      <text:p text:style-name="P10"/>
      <text:p text:style-name="P11"><text:span text:style-name="T12"></text:span><text:span text:style-name="T13"></text:span><text:span text:style-name="T14">Team ID:NM2025TMID31608</text:span><text:span text:style-name="T15"><text:s/></text:span></text:p>
      <text:p text:style-name="P16"><text:span text:style-name="T17"></text:span><text:span text:style-name="T18"></text:span><text:span text:style-name="T19">Team Leader</text:span><text:span text:style-name="T20">:<text:s/></text:span></text:p>
      <text:p text:style-name="P21"><text:span text:style-name="T22"></text:span><text:span text:style-name="T23"></text:span><text:span text:style-name="T24">NAME: KEERTHANA S</text:span></text:p>
      <text:p text:style-name="P25"/>
      <text:p text:style-name="P26"><text:span text:style-name="T27">MAIL ID:<text:s/></text:span><text:span text:style-name="T28">keerthiselvaraj2007</text:span><text:span text:style-name="T29">@gmail.com<text:s/></text:span></text:p>
      <text:p text:style-name="P30"><text:span text:style-name="T31"></text:span><text:span text:style-name="T32"></text:span><text:span text:style-name="T33">Team Members<text:s/></text:span></text:p>
      <text:p text:style-name="P34"><text:span text:style-name="T35"></text:span><text:span text:style-name="T36"></text:span><text:span text:style-name="T37">NAME: MONISHA K</text:span></text:p>
      <text:p text:style-name="P38"/>
      <text:p text:style-name="P39"><text:span text:style-name="T40">MAIL ID:</text:span><text:span text:style-name="T41"><text:s/></text:span><text:span text:style-name="T42">monilinghes@gmail.com</text:span></text:p>
      <text:p text:style-name="P43"><text:span text:style-name="T44"></text:span><text:span text:style-name="T45"></text:span><text:span text:style-name="T46">NAME: JANANI S</text:span></text:p>
      <text:p text:style-name="P47"/>
      <text:p text:style-name="P48"><text:span text:style-name="T49">MAIL ID:<text:s/></text:span><text:span text:style-name="T50">jan</text:span><text:span text:style-name="T51">aniprincess15</text:span><text:span text:style-name="T52">@</text:span><text:span text:style-name="T53">gmail.com<text:s/></text:span></text:p>
      <text:p text:style-name="P54"><text:span text:style-name="T55"></text:span><text:span text:style-name="T56"></text:span><text:span text:style-name="T57">NAME: DHARSHINI S</text:span></text:p>
      <text:p text:style-name="P58"/>
      <text:p text:style-name="P59"><text:span text:style-name="T60">MAIL ID:<text:s/></text:span><text:span text:style-name="T61">dharshiniselvaraju25</text:span><text:span text:style-name="T62">@gmail.com<text:s/></text:span></text:p>
      <text:p text:style-name="P63"><text:span text:style-name="T64"></text:span><text:span text:style-name="T65"></text:span><text:span text:style-name="T66">NAME: SARANYA R</text:span></text:p>
      <text:p text:style-name="P67"/>
      <text:p text:style-name="P68"><text:span text:style-name="T69">MAIL ID:<text:s/></text:span><text:span text:style-name="T70">rsaranya5045</text:span><text:span text:style-name="T71">@gmail.com<text:s/></text:span></text:p>
      <text:p text:style-name="P72"/>
      <text:p text:style-name="P73"><text:span text:style-name="T74">2. Project Overview<text:s/></text:span></text:p>
      <text:p text:style-name="P75"><text:span text:style-name="T76"></text:span><text:span text:style-name="T77"></text:span><text:span text:style-name="T78">Purpose:<text:s/></text:span><text:span text:style-name="T79">The overarching aim of FitFlex is to offer an accessible platform tailored for individuals passionate about fitness, exercise, and holistic well-being. </text:span></text:p>
      <text:p text:style-name="P80"><text:span text:style-name="T81"></text:span><text:span text:style-name="T82"></text:span><text:span text:style-name="T83">Features:<text:s/></text:span></text:p>
      <text:p text:style-name="P84"><text:span text:style-name="T85"></text:span><text:span text:style-name="T86"></text:span><text:span text:style-name="T87">Exercises from Fitness API</text:span><text:span text:style-name="T88"><text:s/></text:span></text:p>
      <text:p text:style-name="P89"><text:span text:style-name="T90"></text:span><text:span text:style-name="T91"></text:span><text:span text:style-name="T92">Visual Exercise Exploration</text:span><text:span text:style-name="T93"><text:s/></text:span></text:p>
      <text:p text:style-name="P94"><text:span text:style-name="T95"></text:span><text:span text:style-name="T96"></text:span><text:span text:style-name="T97">Intuitive and User-Friendly Design</text:span><text:span text:style-name="T98"><text:s/></text:span></text:p>
      <text:p text:style-name="P99"><text:span text:style-name="T100"></text:span><text:span text:style-name="T101"></text:span><text:span text:style-name="T102">Advanced Search Feature</text:span></text:p>
      <text:p text:style-name="P103"><text:span text:style-name="T104">3. Architecture<text:s/></text:span></text:p>
      <text:p text:style-name="P105"><text:span text:style-name="T106"></text:span><text:span text:style-name="T107"></text:span><text:span text:style-name="T108">Fitflex</text:span><text:span text:style-name="T109">: React.js with Bootstrap and Material UI<text:s/></text:span></text:p>
      <text:p text:style-name="P110"/>
      <text:p text:style-name="P111"><text:span text:style-name="T112">4. Setup Instructions<text:s/></text:span></text:p>
      <text:p text:style-name="P113"><text:span text:style-name="T114"></text:span><text:span text:style-name="T115"></text:span><text:span text:style-name="T116">Prerequisites:<text:s/></text:span></text:p>
      <text:p text:style-name="P117"><text:span text:style-name="T118"></text:span><text:span text:style-name="T119"></text:span><text:span text:style-name="T120">Node.js<text:s/></text:span></text:p>
      <text:p text:style-name="P121"><text:span text:style-name="T122"></text:span><text:span text:style-name="T123"></text:span><text:span text:style-name="T124">Git<text:s/></text:span></text:p>
      <text:p text:style-name="P125"><text:span text:style-name="T126"></text:span><text:span text:style-name="T127"></text:span><text:span text:style-name="T128">React.js<text:s/></text:span></text:p>
      <text:p text:style-name="P129"><text:span text:style-name="T130"></text:span><text:span text:style-name="T131"></text:span><text:span text:style-name="T132">Express.js – Visual Studio Code<text:s/></text:span></text:p>
      <text:p text:style-name="P133"><text:span text:style-name="T134"></text:span><text:span text:style-name="T135"></text:span><text:span text:style-name="T136">Installation Steps:</text:span></text:p>
      <text:p text:style-name="P137"/>
      <text:p text:style-name="P138"># Clone the repository git clone<text:s/></text:p>
      <text:p text:style-name="P139"># Install client dependencies cd<text:s/></text:p>
      <text:p text:style-name="P140">client npm install<text:s/></text:p>
      <text:p text:style-name="P141"># Install server dependencies cd<text:s/></text:p>
      <text:p text:style-name="P142">../server npm install</text:p>
      <text:p text:style-name="P143"/>
      <text:p text:style-name="P144"/>
      <text:p text:style-name="P145"><text:span text:style-name="T146">5. Folder Structure<text:s/></text:span></text:p>
      <text:p text:style-name="P147">SB-Works/<text:s/></text:p>
      <text:p text:style-name="P148">|-- client/ # React frontend<text:s/></text:p>
      <text:p text:style-name="P149">|__components/<text:s/></text:p>
      <text:p text:style-name="P150">L__ pages/<text:s/></text:p>
      <text:p text:style-name="P151">|__ server/ # Node.js<text:s/></text:p>
      <text:p text:style-name="P152"><text:span text:style-name="T153">6. Running the Application<text:s/></text:span></text:p>
      <text:p text:style-name="P154"><text:span text:style-name="T155"></text:span><text:span text:style-name="T156"></text:span><text:span text:style-name="T157">Frontend:<text:s/></text:span></text:p>
      <text:p text:style-name="P158"><text:span text:style-name="T159"></text:span><text:span text:style-name="T160"></text:span><text:span text:style-name="T161">cd client<text:s/></text:span></text:p>
      <text:p text:style-name="P162"><text:span text:style-name="T163"></text:span><text:span text:style-name="T164"></text:span><text:span text:style-name="T165">npm start<text:s/></text:span></text:p>
      <text:p text:style-name="P166"><text:span text:style-name="T167"></text:span><text:span text:style-name="T168"></text:span><text:span text:style-name="T169">Access: Visit<text:s/></text:span><text:span text:style-name="T170">http://localhost:3000<text:s/></text:span></text:p>
      <text:p text:style-name="P171"/>
      <text:p text:style-name="P172"><text:span text:style-name="T173">7. API Documentation<text:s/></text:span></text:p>
      <text:p text:style-name="P174"><text:span text:style-name="T175"></text:span><text:span text:style-name="T176"></text:span><text:span text:style-name="T177">User:<text:s/></text:span></text:p>
      <text:p text:style-name="P178"> /api/user/register<text:s/></text:p>
      <text:p text:style-name="P179"> /api/user/login<text:s/></text:p>
      <text:p text:style-name="P180"><text:span text:style-name="T181"></text:span><text:span text:style-name="T182"></text:span><text:span text:style-name="T183">Projects:<text:s/></text:span></text:p>
      <text:p text:style-name="P184"> /api/projects/create<text:s/></text:p>
      <text:p text:style-name="P185"> /api/projects/:id • Applications: /api/apply<text:s/></text:p>
      <text:p text:style-name="P186"><text:span text:style-name="T187"></text:span><text:span text:style-name="T188"></text:span><text:span text:style-name="T189">Chats:<text:s/></text:span></text:p>
      <text:p text:style-name="P190"> /api/chat/send<text:s/></text:p>
      <text:p text:style-name="P191"> /api/chat/:userId<text:s/></text:p>
      <text:p text:style-name="P192"/>
      <text:p text:style-name="P193"><text:span text:style-name="T194">8. Authentication<text:s/></text:span></text:p>
      <text:p text:style-name="P195"><text:span text:style-name="T196"></text:span><text:span text:style-name="T197"></text:span><text:span text:style-name="T198">JWT-based authentication for secure login<text:s/></text:span></text:p>
      <text:p text:style-name="P199"><text:span text:style-name="T200"></text:span><text:span text:style-name="T201"></text:span><text:span text:style-name="T202">Middleware protects private routes<text:s/></text:span></text:p>
      <text:p text:style-name="P203"/>
      <text:p text:style-name="P204">9. User Interface<text:s/></text:p>
      <text:p text:style-name="P205"><text:span text:style-name="T206"></text:span><text:span text:style-name="T207"></text:span><text:span text:style-name="T208">Landing Page<text:s/></text:span></text:p>
      <text:p text:style-name="P209"><text:span text:style-name="T210"></text:span><text:span text:style-name="T211"></text:span><text:span text:style-name="T212">Freelancer Dashboard<text:s/></text:span></text:p>
      <text:p text:style-name="P213"><text:span text:style-name="T214"></text:span><text:span text:style-name="T215"></text:span><text:span text:style-name="T216">Admin Panel<text:s/></text:span></text:p>
      <text:p text:style-name="P217"><text:span text:style-name="T218"></text:span><text:span text:style-name="T219"></text:span><text:span text:style-name="T220">Project Details Page<text:s/></text:span></text:p>
      <text:p text:style-name="P221"/>
      <text:p text:style-name="P222"><text:span text:style-name="T223">10. Testing<text:s/></text:span></text:p>
      <text:p text:style-name="P224"><text:span text:style-name="T225"></text:span><text:span text:style-name="T226"></text:span><text:span text:style-name="T227">Manual testing during milestones<text:s/></text:span></text:p>
      <text:p text:style-name="P228"><text:span text:style-name="T229"></text:span><text:span text:style-name="T230"></text:span><text:span text:style-name="T231">Tools: Postman, Chrome Dev Tools<text:s/>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11. Screenshots</text:p>
      <text:p text:style-name="P245"/>
      <text:p text:style-name="P246"><text:span text:style-name="T247"><draw:frame draw:style-name="a0" draw:name="Picture 1" text:anchor-type="as-char" svg:x="0in" svg:y="0in" svg:width="6.76875in" svg:height="3.59957in" style:rel-width="scale" style:rel-height="scale"><draw:image xlink:href="media/image1.emf" xlink:type="simple" xlink:show="embed" xlink:actuate="onLoad"/><svg:title/><svg:desc/></draw:frame></text:span></text:p>
      <text:p text:style-name="P248"/>
      <text:p text:style-name="P249"><text:span text:style-name="T250"><draw:frame draw:style-name="a1" draw:name="Picture 2" text:anchor-type="as-char" svg:x="0in" svg:y="0in" svg:width="6.76875in" svg:height="3.59957in" style:rel-width="scale" style:rel-height="scale"><draw:image xlink:href="media/image2.emf" xlink:type="simple" xlink:show="embed" xlink:actuate="onLoad"/><svg:title/><svg:desc/></draw:frame></text:span></text:p>
      <text:p text:style-name="P251"/>
      <text:p text:style-name="P252"><text:span text:style-name="T253"><draw:frame draw:style-name="a2" draw:name="Picture 3" text:anchor-type="as-char" svg:x="0in" svg:y="0in" svg:width="6.76875in" svg:height="3.20499in" style:rel-width="scale" style:rel-height="scale"><draw:image xlink:href="media/image3.emf" xlink:type="simple" xlink:show="embed" xlink:actuate="onLoad"/><svg:title/><svg:desc/></draw:frame></text:span></text:p>
      <text:p text:style-name="P254"/>
      <text:p text:style-name="P255"/>
      <text:p text:style-name="P256"/>
      <text:p text:style-name="P257"><text:span text:style-name="T258"><text:s/></text:span><text:span text:style-name="T259">12. Known<text:s/></text:span><text:span text:style-name="T260">Issues<text:s/></text:span></text:p>
      <text:p text:style-name="P261"><text:span text:style-name="T262"></text:span><text:span text:style-name="T263"></text:span><text:span text:style-name="T264">API Rate Limits<text:s/></text:span></text:p>
      <text:p text:style-name="P265"><text:span text:style-name="T266"></text:span><text:span text:style-name="T267"></text:span><text:span text:style-name="T268">Server Problem<text:s/></text:span></text:p>
      <text:p text:style-name="P269"><text:span text:style-name="T270"></text:span><text:span text:style-name="T271"></text:span><text:span text:style-name="T272">Navigation Glitches<text:s/></text:span></text:p>
      <text:p text:style-name="P273"/>
      <text:p text:style-name="P274">13. Future Enhancements<text:s/></text:p>
      <text:p text:style-name="P275"><text:span text:style-name="T276"></text:span><text:span text:style-name="T277"></text:span><text:span text:style-name="T278">Analytics Dashboard<text:s/></text:span></text:p>
      <text:p text:style-name="P279"><text:span text:style-name="T280"></text:span><text:span text:style-name="T281"></text:span><text:span text:style-name="T282">Search Functionality<text:s/></text:span></text:p>
      <text:p text:style-name="P283"><text:span text:style-name="T284"></text:span><text:span text:style-name="T285"></text:span><text:span text:style-name="T286">User Authentication<text:s/></text:span></text:p>
      <text:p text:style-name="P287"/>
      <text:p text:style-name="P2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Heading3Char" style:display-name="Heading 3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lcome</meta:initial-creator>
    <dc:creator>Dharshini S</dc:creator>
    <meta:creation-date>2025-09-16T07:43:00Z</meta:creation-date>
    <dc:date>2025-09-16T07:43:00Z</dc:date>
    <meta:template xlink:href="Normal.dotm" xlink:type="simple"/>
    <meta:editing-cycles>2</meta:editing-cycles>
    <meta:editing-duration>PT0S</meta:editing-duration>
    <meta:document-statistic meta:page-count="1" meta:paragraph-count="4" meta:word-count="310" meta:character-count="2075" meta:row-count="14" meta:non-whitespace-character-count="1769"/>
  </office:meta>
</office:document-meta>
</file>